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Standard">
      <style:table-properties style:width="17.791cm" fo:margin-left="0cm" fo:margin-right="-0.011cm" style:page-number="auto" table:align="margins" style:writing-mode="lr-tb"/>
    </style:style>
    <style:style style:name="Table2.A" style:family="table-column">
      <style:table-column-properties style:column-width="5.519cm" style:rel-column-width="20331*"/>
    </style:style>
    <style:style style:name="Table2.B" style:family="table-column">
      <style:table-column-properties style:column-width="6.6cm" style:rel-column-width="24314*"/>
    </style:style>
    <style:style style:name="Table2.C" style:family="table-column">
      <style:table-column-properties style:column-width="5.671cm" style:rel-column-width="20890*"/>
    </style:style>
    <style:style style:name="Table2.A1" style:family="table-cell">
      <style:table-cell-properties fo:padding="0.097cm" fo:border="none"/>
    </style:style>
    <style:style style:name="Tableau1" style:family="table">
      <style:table-properties style:width="17.787cm" fo:margin-left="0cm" fo:margin-right="-0.007cm" table:align="margins" style:writing-mode="lr-tb"/>
    </style:style>
    <style:style style:name="Tableau1.A" style:family="table-column">
      <style:table-column-properties style:column-width="6.198cm" style:rel-column-width="22837*"/>
    </style:style>
    <style:style style:name="Tableau1.B" style:family="table-column">
      <style:table-column-properties style:column-width="5.142cm" style:rel-column-width="18944*"/>
    </style:style>
    <style:style style:name="Tableau1.C" style:family="table-column">
      <style:table-column-properties style:column-width="2.591cm" style:rel-column-width="9546*"/>
    </style:style>
    <style:style style:name="Tableau1.D" style:family="table-column">
      <style:table-column-properties style:column-width="2.141cm" style:rel-column-width="7889*"/>
    </style:style>
    <style:style style:name="Tableau1.E" style:family="table-column">
      <style:table-column-properties style:column-width="1.715cm" style:rel-column-width="6319*"/>
    </style:style>
    <style:style style:name="Tableau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c0c0c0" fo:padding="0.097cm" fo:border="0.05pt solid #000000">
        <style:background-image/>
      </style:table-cell-properties>
    </style:style>
    <style:style style:name="Tableau1.A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fo:keep-together="always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E5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D7" style:family="table-cell">
      <style:table-cell-properties style:vertical-align="middle"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au1.E7" style:family="table-cell">
      <style:table-cell-properties fo:background-color="transparent" fo:padding="0.097cm" fo:border="1pt solid #000000">
        <style:background-image/>
      </style:table-cell-properties>
    </style:style>
    <style:style style:name="Table1" style:family="table">
      <style:table-properties style:width="16.505cm" fo:margin-left="1.094cm" fo:margin-right="0.182cm" table:align="margins" style:writing-mode="lr-tb"/>
    </style:style>
    <style:style style:name="Table1.A" style:family="table-column">
      <style:table-column-properties style:column-width="7.811cm" style:rel-column-width="31013*"/>
    </style:style>
    <style:style style:name="Table1.B" style:family="table-column">
      <style:table-column-properties style:column-width="8.694cm" style:rel-column-width="34522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3.945cm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54cm"/>
        </style:tab-stops>
      </style:paragraph-properties>
    </style:style>
    <style:style style:name="P5" style:family="paragraph" style:parent-style-name="Standard">
      <style:paragraph-properties fo:margin-left="1.27cm" fo:margin-right="0cm" fo:margin-top="0cm" fo:margin-bottom="0.381cm" loext:contextual-spacing="false" fo:text-align="start" style:justify-single-word="false" fo:text-indent="0cm" style:auto-text-indent="false">
        <style:tab-stops>
          <style:tab-stop style:position="7.6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2.7cm"/>
        </style:tab-stops>
      </style:paragraph-properties>
    </style:style>
    <style:style style:name="P8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12.7cm"/>
        </style:tab-stops>
      </style:paragraph-properties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23.731cm"/>
        </style:tab-stops>
      </style:paragraph-properties>
    </style:style>
    <style:style style:name="P11" style:family="paragraph" style:parent-style-name="Table_20_Contents">
      <style:text-properties fo:font-size="12pt" fo:font-style="normal" fo:font-weight="normal" fo:background-color="transparen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fo:font-size="12pt" fo:font-style="normal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Heading">
      <style:text-properties fo:font-size="12pt" fo:font-style="normal" style:font-size-asian="12pt" style:font-style-asian="normal" style:font-size-complex="12pt" style:font-style-complex="normal"/>
    </style:style>
    <style:style style:name="P17" style:family="paragraph" style:parent-style-name="Standard" style:master-page-name="Standard">
      <style:paragraph-properties fo:margin-left="1.27cm" fo:margin-right="0cm" fo:text-align="start" style:justify-single-word="false" fo:text-indent="0cm" style:auto-text-indent="false" style:page-number="auto">
        <style:tab-stops>
          <style:tab-stop style:position="7.761cm"/>
          <style:tab-stop style:position="27.755cm"/>
        </style:tab-stops>
      </style:paragraph-properties>
      <style:text-properties officeooo:paragraph-rsid="00106fe5"/>
    </style:style>
    <style:style style:name="T1" style:family="text">
      <style:text-properties fo:font-size="12pt" fo:font-style="normal" fo:font-weight="normal" fo:background-color="transparent" loext:char-shading-value="0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097541"/>
    </style:style>
    <style:style style:name="T4" style:family="text">
      <style:text-properties officeooo:rsid="000c8826"/>
    </style:style>
    <style:style style:name="T5" style:family="text">
      <style:text-properties officeooo:rsid="00106f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Invoice <text:span text:style-name="T4">[kimai.invoiceId]</text:span></text:p>
            <text:p text:style-name="P6">Due: [<text:span text:style-name="T3">kimai</text:span>.dueDate;frm='yyyy-mm-dd']</text:p>
            <text:p text:style-name="P5">Total Due: $[<text:span text:style-name="T3">kimai</text:span>.<text:span text:style-name="T3">amount</text:span>]</text:p>
          </table:table-cell>
          <table:table-cell table:style-name="Table2.A1" office:value-type="string">
            <text:p text:style-name="P15">Your Logo Here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9"><text:span text:style-name="T2"><text:tab/></text:span>[<text:span text:style-name="T3">kimai</text:span>.<text:span text:style-name="T3">invoiceDate</text:span>;frm='yyyy-mm-dd']</text:p>
      <text:p text:style-name="P7"><text:tab/>your name</text:p>
      <text:p text:style-name="P7"><text:tab/>your company</text:p>
      <text:p text:style-name="P7"><text:tab/>your address</text:p>
      <text:p text:style-name="P7"><text:tab/>your address</text:p>
      <text:p text:style-name="P7">[<text:span text:style-name="T3">kimai</text:span>.customerContact]</text:p>
      <text:p text:style-name="Standard">[<text:span text:style-name="T3">kimai</text:span>.companyName]</text:p>
      <text:p text:style-name="Standard">[<text:span text:style-name="T3">kimai</text:span>.customerStreet]</text:p>
      <text:p text:style-name="Standard">[<text:span text:style-name="T3">kimai</text:span>.customerCity] [<text:span text:style-name="T3">kimai</text:span>.customerZip]</text:p>
      <text:p text:style-name="Standard">[<text:span text:style-name="T3">kimai</text:span>.customerCountry]</text:p>
      <text:p text:style-name="Standard">Phone: [<text:span text:style-name="T3">kimai</text:span>.customerPhone]</text:p>
      <text:p text:style-name="Standard">Email: [<text:span text:style-name="T3">kimai</text:span>.customerEmail]</text:p>
      <text:p text:style-name="Standard"/>
      <text:p text:style-name="Standard">Re: <text:tab/>Invoice Number: [<text:span text:style-name="T3">kimai</text:span>.invoiceI<text:span text:style-name="T5">d</text:span>]</text:p>
      <text:p text:style-name="Standard"/>
      <text:p text:style-name="P1">The following invoice is for services performed from [<text:span text:style-name="T3">kimai</text:span>.beginDate;frm='yyyy-mm-dd'] through [<text:span text:style-name="T3">kimai</text:span>.endDate;frm='yyyy-mm-dd']. </text:p>
      <text:p text:style-name="P2">[<text:span text:style-name="T5">pos</text:span>.project<text:span text:style-name="T3">Name</text:span>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table:number-columns-spanned="2" office:value-type="string">
              <text:p text:style-name="P16">Description</text:p>
            </table:table-cell>
            <table:covered-table-cell/>
            <table:table-cell table:style-name="Tableau1.A1" office:value-type="string">
              <text:p text:style-name="P16">Date</text:p>
            </table:table-cell>
            <table:table-cell table:style-name="Tableau1.A1" office:value-type="string">
              <text:p text:style-name="P16">Hours</text:p>
            </table:table-cell>
            <table:table-cell table:style-name="Tableau1.E1" office:value-type="string">
              <text:p text:style-name="P16">Fees</text:p>
            </table:table-cell>
          </table:table-row>
        </table:table-header-rows>
        <table:table-row>
          <table:table-cell table:style-name="Tableau1.A2" table:number-columns-spanned="5" office:value-type="string">
            <text:p text:style-name="P12">[<text:span text:style-name="T3">pos</text:span>;block=table:table-row;nodata] empty order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Table_20_Contents">[<text:span text:style-name="T3">pos</text:span>.desc][<text:span text:style-name="T3">pos</text:span>;block=table:table-row; when [<text:span text:style-name="T3">pos</text:span>.type] = expense]</text:p>
          </table:table-cell>
          <table:table-cell table:style-name="Tableau1.A3" office:value-type="string">
            <text:p text:style-name="P11">[<text:span text:style-name="T3">pos</text:span>.comment]</text:p>
          </table:table-cell>
          <table:table-cell table:style-name="Tableau1.A3" office:value-type="string">
            <text:p text:style-name="P12">[<text:span text:style-name="T3">pos</text:span>.date]</text:p>
          </table:table-cell>
          <table:table-cell table:style-name="Tableau1.A3" office:value-type="string">
            <text:p text:style-name="P15">[<text:span text:style-name="T3">pos</text:span>.multiplier; frm='0.00']x<text:span text:style-name="T1"> </text:span></text:p>
          </table:table-cell>
          <table:table-cell table:style-name="Tableau1.E3" office:value-type="string">
            <text:p text:style-name="P13">[<text:span text:style-name="T3">pos</text:span>.amount;frm='0.00'] [<text:span text:style-name="T3">kimai</text:span>.currencySign]</text:p>
          </table:table-cell>
        </table:table-row>
        <table:table-row table:style-name="Tableau1.3">
          <table:table-cell table:style-name="Tableau1.A3" office:value-type="string">
            <text:p text:style-name="Table_20_Contents">[<text:span text:style-name="T3">pos</text:span>.desc][row;block=table:table-row; when [<text:span text:style-name="T3">pos</text:span>.type] = timeSheet]</text:p>
          </table:table-cell>
          <table:table-cell table:style-name="Tableau1.A3" office:value-type="string">
            <text:p text:style-name="P11">[<text:span text:style-name="T3">pos</text:span>.comment]</text:p>
          </table:table-cell>
          <table:table-cell table:style-name="Tableau1.A3" office:value-type="string">
            <text:p text:style-name="P12">[<text:span text:style-name="T3">pos</text:span>.date]</text:p>
          </table:table-cell>
          <table:table-cell table:style-name="Tableau1.A3" office:value-type="string">
            <text:p text:style-name="P12">[<text:span text:style-name="T3">pos</text:span>.hour; frm='0.00'] h</text:p>
          </table:table-cell>
          <table:table-cell table:style-name="Tableau1.E3" office:value-type="string">
            <text:p text:style-name="P13">[<text:span text:style-name="T3">pos</text:span>.amount;frm='0.00'] [<text:span text:style-name="T3">kimai</text:span>.currencySign]</text:p>
          </table:table-cell>
        </table:table-row>
        <table:table-row table:style-name="Tableau1.3">
          <table:table-cell table:style-name="Tableau1.A5" office:value-type="string">
            <text:p text:style-name="Table_20_Contents">[<text:span text:style-name="T3">pos</text:span>.desc][<text:span text:style-name="T3">pos</text:span>;block=table:table-row; when [<text:span text:style-name="T3">pos</text:span>.type] = expense]</text:p>
          </table:table-cell>
          <table:table-cell table:style-name="Tableau1.A5" office:value-type="string">
            <text:p text:style-name="P11">[<text:span text:style-name="T3">pos</text:span>.comment]</text:p>
          </table:table-cell>
          <table:table-cell table:style-name="Tableau1.A5" office:value-type="string">
            <text:p text:style-name="P12">[<text:span text:style-name="T3">pos</text:span>.date]</text:p>
          </table:table-cell>
          <table:table-cell table:style-name="Tableau1.A5" office:value-type="string">
            <text:p text:style-name="P15">[<text:span text:style-name="T3">pos</text:span>.multiplier; frm='0.00']x<text:span text:style-name="T1"> </text:span></text:p>
          </table:table-cell>
          <table:table-cell table:style-name="Tableau1.E5" office:value-type="string">
            <text:p text:style-name="P13">[<text:span text:style-name="T3">pos</text:span>.amount;frm='0.00'][<text:span text:style-name="T3">kimai</text:span>.currencySign]</text:p>
          </table:table-cell>
        </table:table-row>
        <text:soft-page-break/>
        <table:table-row table:style-name="Tableau1.3">
          <table:table-cell table:style-name="Tableau1.A5" office:value-type="string">
            <text:p text:style-name="Table_20_Contents">[<text:span text:style-name="T3">pos</text:span>.desc][<text:span text:style-name="T3">pos</text:span>;block=table:table-row; when [<text:span text:style-name="T3">pos</text:span>.type] = timeSheet]</text:p>
          </table:table-cell>
          <table:table-cell table:style-name="Tableau1.A5" office:value-type="string">
            <text:p text:style-name="P11">[<text:span text:style-name="T3">pos</text:span>.comment]</text:p>
          </table:table-cell>
          <table:table-cell table:style-name="Tableau1.A5" office:value-type="string">
            <text:p text:style-name="P12">[<text:span text:style-name="T3">pos</text:span>.date]</text:p>
          </table:table-cell>
          <table:table-cell table:style-name="Tableau1.A5" office:value-type="string">
            <text:p text:style-name="P12">[<text:span text:style-name="T3">pos</text:span>.hour; frm='0.00'] h</text:p>
          </table:table-cell>
          <table:table-cell table:style-name="Tableau1.E5" office:value-type="string">
            <text:p text:style-name="P13">[<text:span text:style-name="T3">pos</text:span>.amount;frm='0.00'][<text:span text:style-name="T3">kimai</text:span>.currencySign]</text:p>
          </table:table-cell>
        </table:table-row>
        <table:table-row>
          <table:table-cell table:style-name="Tableau1.A7" table:number-columns-spanned="3" office:value-type="string">
            <text:p text:style-name="P12"/>
          </table:table-cell>
          <table:covered-table-cell/>
          <table:covered-table-cell/>
          <table:table-cell table:style-name="Tableau1.D7" office:value-type="string">
            <text:p text:style-name="P14">Total</text:p>
          </table:table-cell>
          <table:table-cell table:style-name="Tableau1.E7" office:value-type="string">
            <text:p text:style-name="P14">[<text:span text:style-name="T3">kimai</text:span>.<text:span text:style-name="T3">amount</text:span>;frm='0.00'][<text:span text:style-name="T3">kimai</text:span>.currencySign]</text:p>
          </table:table-cell>
        </table:table-row>
      </table:table>
      <text:p text:style-name="P3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Please Send Payment To:</text:p>
            <text:p text:style-name="P8"><text:s text:c="4"/>Your Address</text:p>
          </table:table-cell>
          <table:table-cell table:style-name="Table1.A1" office:value-type="string">
            <text:p text:style-name="P8">Other Info</text:p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Vhead1" style:family="paragraph" style:list-style-name="">
      <loext:graphic-properties draw:fill="none" draw:fill-color="#99ccff"/>
      <style:paragraph-properties fo:margin-left="-1.016cm" fo:margin-right="0cm" fo:margin-top="0.254cm" fo:margin-bottom="0.254cm" loext:contextual-spacing="false" fo:text-align="start" style:justify-single-word="false" fo:orphans="2" fo:widows="2" fo:hyphenation-ladder-count="no-limit" fo:text-indent="0cm" style:auto-text-indent="false" fo:background-color="transparent" fo:keep-with-next="always" style:text-autospace="ideograph-alpha" style:punctuation-wrap="hanging" style:line-break="stric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fo:font-weight="bold" style:letter-kerning="true" style:font-name-asian="DejaVu Sans1" style:font-family-asian="'DejaVu Sans'" style:font-pitch-asian="variable" style:font-size-asian="12pt" style:language-asian="zxx" style:country-asian="none" style:font-weight-asian="bold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Vbody" style:family="paragraph">
      <style:paragraph-properties fo:margin-left="1.016cm" fo:margin-right="0cm" fo:margin-top="0cm" fo:margin-bottom="0.102cm" loext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Vhead2" style:family="paragraph" style:parent-style-name="Vhead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WW8Num2z0" style:family="text">
      <style:text-properties style:font-name="Symbol" fo:font-family="Symbol" style:font-pitch="variable" style:font-charset="x-symbol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96cm" fo:margin-bottom="2.986cm" fo:margin-left="2cm" fo:margin-right="2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Footer Left<text:tab/>Footer Center<text:tab/>Footer Right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</meta:initial-creator>
    <meta:creation-date>2009-07-02T19:43:43</meta:creation-date>
    <dc:date>2018-02-12T16:20:40.002880760</dc:date>
    <meta:print-date>2009-08-20T16:46:00</meta:print-date>
    <meta:editing-cycles>92</meta:editing-cycles>
    <meta:editing-duration>P1DT12H15M57S</meta:editing-duration>
    <meta:generator>LibreOffice/5.2.7.2$Linux_X86_64 LibreOffice_project/20m0$Build-2</meta:generator>
    <meta:document-statistic meta:table-count="3" meta:image-count="0" meta:object-count="0" meta:page-count="2" meta:paragraph-count="50" meta:word-count="112" meta:character-count="1397" meta:non-whitespace-character-count="1322"/>
  </office:meta>
</office:document-meta>
</file>